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tnoteBody.FootnoteBody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Body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Body.validateChildNode( Locator loc , String ns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otnoteBody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Body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Body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otnoteBody.end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